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7pt" fo:language="en" fo:country="US" fo:font-style="italic" officeooo:rsid="0009b78c" officeooo:paragraph-rsid="0009b78c" style:font-size-asian="7pt" style:font-style-asian="italic" style:font-size-complex="7pt" style:font-style-complex="italic"/>
    </style:style>
    <style:style style:name="P2" style:family="paragraph" style:parent-style-name="Standard">
      <style:text-properties style:font-name="Arial" fo:language="en" fo:country="US" fo:font-weight="bold" officeooo:rsid="0010e1f0" officeooo:paragraph-rsid="0010e1f0" style:font-weight-asian="bold" style:font-weight-complex="bold"/>
    </style:style>
    <style:style style:name="P3" style:family="paragraph" style:parent-style-name="Standard">
      <style:text-properties style:font-name="Arial" fo:font-size="5pt" fo:language="en" fo:country="US" officeooo:rsid="0009b78c" officeooo:paragraph-rsid="0009b78c" style:font-size-asian="4.34999990463257pt" style:font-size-complex="5pt"/>
    </style:style>
    <style:style style:name="P4" style:family="paragraph" style:parent-style-name="Standard">
      <style:text-properties style:font-name="Arial" fo:font-size="5pt" fo:language="en" fo:country="US" fo:font-weight="normal" officeooo:rsid="0009b78c" officeooo:paragraph-rsid="0009b78c" style:font-size-asian="4.34999990463257pt" style:font-weight-asian="normal" style:font-size-complex="5pt" style:font-weight-complex="normal"/>
    </style:style>
    <style:style style:name="P5" style:family="paragraph" style:parent-style-name="Standard">
      <style:text-properties style:font-name="Arial" fo:font-size="8pt" fo:language="en" fo:country="US" officeooo:rsid="0009b78c" officeooo:paragraph-rsid="0009b78c" style:font-size-asian="7pt" style:font-size-complex="8pt"/>
    </style:style>
    <style:style style:name="P6" style:family="paragraph" style:parent-style-name="Standard">
      <style:text-properties style:font-name="Arial" fo:font-size="8pt" fo:language="en" fo:country="US" officeooo:rsid="00148c20" officeooo:paragraph-rsid="00148c20" style:font-size-asian="7pt" style:font-size-complex="8pt"/>
    </style:style>
    <style:style style:name="P7" style:family="paragraph" style:parent-style-name="Standard">
      <style:text-properties style:font-name="Arial" fo:font-size="8pt" fo:language="en" fo:country="US" fo:font-weight="bold" officeooo:rsid="00148c20" officeooo:paragraph-rsid="00148c20" style:font-size-asian="7pt" style:font-weight-asian="bold" style:font-size-complex="8pt" style:font-weight-complex="bold"/>
    </style:style>
    <style:style style:name="P8" style:family="paragraph" style:parent-style-name="Standard">
      <style:text-properties style:font-name="Arial" fo:font-size="8pt" fo:language="en" fo:country="US" fo:font-weight="bold" officeooo:rsid="00148c20" officeooo:paragraph-rsid="002e3d88" style:font-size-asian="7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language="en" fo:country="US" fo:font-weight="bold" officeooo:rsid="00148c20" officeooo:paragraph-rsid="00148c20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language="en" fo:country="US" fo:font-weight="bold" officeooo:rsid="002252d2" officeooo:paragraph-rsid="002252d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2252d2" officeooo:paragraph-rsid="002252d2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1085" officeooo:paragraph-rsid="00131085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1085" officeooo:paragraph-rsid="0014126c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4126c" officeooo:paragraph-rsid="0014126c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0b505b" officeooo:paragraph-rsid="000b50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0f47da" officeooo:paragraph-rsid="000f47d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0f47da" officeooo:paragraph-rsid="000d196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0f47da" officeooo:paragraph-rsid="000b50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0f47da" officeooo:paragraph-rsid="000d7b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solid" style:text-underline-width="auto" style:text-underline-color="font-color" fo:font-weight="bold" officeooo:rsid="00131085" officeooo:paragraph-rsid="00131085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solid" style:text-underline-width="auto" style:text-underline-color="font-color" fo:font-weight="bold" officeooo:rsid="00131085" officeooo:paragraph-rsid="0014126c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solid" style:text-underline-width="auto" style:text-underline-color="font-color" fo:font-weight="bold" officeooo:rsid="0014126c" officeooo:paragraph-rsid="0014126c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officeooo:rsid="00131085" officeooo:paragraph-rsid="00131085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officeooo:rsid="00131085" officeooo:paragraph-rsid="0014126c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officeooo:rsid="0014126c" officeooo:paragraph-rsid="0014126c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7pt" fo:language="en" fo:country="US" fo:font-style="normal" fo:text-shadow="none" style:text-underline-style="none" fo:font-weight="bold" officeooo:rsid="0037ae89" officeooo:paragraph-rsid="0037ae89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officeooo:rsid="0037ae89" officeooo:paragraph-rsid="0037ae8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officeooo:rsid="0037ae89" officeooo:paragraph-rsid="0037ae8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8pt" fo:language="en" fo:country="US" officeooo:rsid="002df983" officeooo:paragraph-rsid="002df983" style:font-size-asian="7pt" style:font-size-complex="8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8pt" fo:language="en" fo:country="US" officeooo:rsid="00148c20" officeooo:paragraph-rsid="002fcb8a" style:font-size-asian="7pt" style:font-size-complex="8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8pt" fo:language="en" fo:country="US" fo:font-weight="bold" officeooo:rsid="00305700" officeooo:paragraph-rsid="00305700" style:font-size-asian="7pt" style:font-weight-asian="bold" style:font-size-complex="8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8pt" fo:language="en" fo:country="US" fo:font-weight="normal" officeooo:rsid="002df983" officeooo:paragraph-rsid="002df983" style:font-size-asian="7pt" style:font-weight-asian="normal" style:font-size-complex="8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8pt" fo:language="en" fo:country="US" fo:font-weight="normal" officeooo:rsid="00148c20" officeooo:paragraph-rsid="002e3d88" style:font-size-asian="7pt" style:font-weight-asian="normal" style:font-size-complex="8pt" style:font-weight-complex="normal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8pt" fo:language="en" fo:country="US" fo:font-style="italic" fo:font-weight="bold" officeooo:rsid="0039d38e" officeooo:paragraph-rsid="0039d38e" style:font-size-asian="7pt" style:font-style-asian="italic" style:font-weight-asian="bold" style:font-size-complex="8pt" style:font-style-complex="italic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7pt" fo:language="en" fo:country="US" fo:font-style="italic" fo:font-weight="normal" officeooo:rsid="00305700" officeooo:paragraph-rsid="00305700" style:font-size-asian="7pt" style:font-style-asian="italic" style:font-weight-asian="normal" style:font-size-complex="7pt" style:font-style-complex="italic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2252d2" officeooo:paragraph-rsid="002252d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249851" officeooo:paragraph-rsid="0024985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2645d6" officeooo:paragraph-rsid="002645d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2645d6" officeooo:paragraph-rsid="002645d6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2a8b64" officeooo:paragraph-rsid="002a8b6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27b396" officeooo:paragraph-rsid="0027b396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style="italic" fo:font-weight="normal" officeooo:rsid="00249851" officeooo:paragraph-rsid="00249851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style="italic" fo:font-weight="normal" officeooo:rsid="002645d6" officeooo:paragraph-rsid="002645d6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style="italic" fo:font-weight="normal" officeooo:rsid="002a8b64" officeooo:paragraph-rsid="002a8b64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style="italic" fo:font-weight="normal" officeooo:rsid="0027b396" officeooo:paragraph-rsid="0027b396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5pt" fo:language="en" fo:country="US" fo:font-weight="normal" officeooo:rsid="00305700" officeooo:paragraph-rsid="00305700" style:font-size-asian="4.34999990463257pt" style:font-weight-asian="normal" style:font-size-complex="5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5pt" fo:language="en" fo:country="US" fo:font-weight="normal" officeooo:rsid="002df983" officeooo:paragraph-rsid="002df983" style:font-size-asian="4.34999990463257pt" style:font-weight-asian="normal" style:font-size-complex="5pt" style:font-weight-complex="normal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 fo:break-before="column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6pt" fo:language="en" fo:country="US" fo:font-weight="bold" officeooo:rsid="002df983" officeooo:paragraph-rsid="002df983" style:font-size-asian="16pt" style:font-weight-asian="bold" style:font-size-complex="16pt" style:font-weight-complex="bold"/>
    </style:style>
    <style:style style:name="P50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fo:color="#222222" style:font-name="Arial" fo:font-size="8pt" fo:language="en" fo:country="US" fo:font-weight="normal" officeooo:rsid="0026829a" officeooo:paragraph-rsid="004d6ec4" style:font-size-asian="8pt" style:font-weight-asian="normal" style:font-name-complex="Arial" style:font-size-complex="8pt" style:font-weight-complex="normal"/>
    </style:style>
    <style:style style:name="P5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7pt" fo:language="en" fo:country="US" fo:font-style="normal" fo:text-shadow="none" style:text-underline-style="none" fo:font-weight="bold" officeooo:rsid="0037ae89" officeooo:paragraph-rsid="0037ae89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52" style:family="paragraph" style:parent-style-name="Normal">
      <style:text-properties fo:color="#222222" style:font-name="Arial" fo:font-size="8pt" fo:font-weight="bold" officeooo:rsid="00e9a213" officeooo:paragraph-rsid="004d6ec4" style:font-size-asian="8pt" style:font-weight-asian="bold" style:font-name-complex="Arial" style:font-size-complex="8pt" style:font-weight-complex="bold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2c159e" officeooo:paragraph-rsid="002c159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27b396" officeooo:paragraph-rsid="0027b39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545819" officeooo:paragraph-rsid="005458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545819" officeooo:paragraph-rsid="00545819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2a8b64" officeooo:paragraph-rsid="00545819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font-name="Arial" fo:font-size="12pt" fo:language="en" fo:country="US" fo:font-weight="bold" officeooo:rsid="0027b396" officeooo:paragraph-rsid="0027b396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fo:color="#cccccc" style:font-name="Arial" fo:font-size="12pt" fo:language="en" fo:country="US" fo:font-weight="normal" officeooo:rsid="00557313" officeooo:paragraph-rsid="00557313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color="#cccccc" style:font-name="Arial" fo:font-size="12pt" fo:language="en" fo:country="US" fo:font-weight="normal" officeooo:rsid="00557313" officeooo:paragraph-rsid="00557313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fcb8a"/>
    </style:style>
    <style:style style:name="T4" style:family="text">
      <style:text-properties officeooo:rsid="002498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fcb8a" style:font-weight-asian="normal" style:font-weight-complex="normal"/>
    </style:style>
    <style:style style:name="T7" style:family="text">
      <style:text-properties style:font-name="Arial" fo:language="en" fo:country="US"/>
    </style:style>
    <style:style style:name="T8" style:family="text">
      <style:text-properties officeooo:rsid="0049eb84"/>
    </style:style>
    <style:style style:name="T9" style:family="text">
      <style:text-properties officeooo:rsid="0049fbf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0f544"/>
    </style:style>
    <style:style style:name="T12" style:family="text">
      <style:text-properties officeooo:rsid="0032d2b2"/>
    </style:style>
    <style:style style:name="T13" style:family="text">
      <style:text-properties fo:color="#222222" style:text-underline-style="none" officeooo:rsid="00eb56e0" style:font-name-complex="Arial"/>
    </style:style>
    <style:style style:name="T14" style:family="text">
      <style:text-properties fo:color="#222222" style:text-underline-style="none" officeooo:rsid="0057625e" style:font-name-complex="Arial"/>
    </style:style>
    <style:style style:name="T15" style:family="text">
      <style:text-properties fo:color="#222222" style:text-underline-style="none" fo:font-weight="bold" officeooo:rsid="0101bf35" style:font-weight-asian="bold" style:font-name-complex="Arial" style:font-weight-complex="bold"/>
    </style:style>
    <style:style style:name="T16" style:family="text">
      <style:text-properties fo:font-variant="normal" fo:text-transform="none" fo:color="#222222" fo:letter-spacing="normal" fo:font-style="normal" style:text-underline-style="none" officeooo:rsid="0109326c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FAST_SUNDAY_START</text:p>
      <text:p text:style-name="P58">Administration and Passing of the Sacrament</text:p>
      <text:p text:style-name="P42"/>
      <text:p text:style-name="P42"/>
      <text:p text:style-name="P55">FAST AND TESTIMONY MEETING</text:p>
      <text:p text:style-name="P56"/>
      <text:p text:style-name="P57"/>
      <text:p text:style-name="P41">Closing Hymn<text:tab/>SM_CLOSING_HYMN_NUM</text:p>
      <text:p text:style-name="P45">“SM_CLOSING_HYMN_NAME”</text:p>
      <text:p text:style-name="P38"/>
      <text:p text:style-name="P53">Benediction<text:tab/>SM_BENEDICTION</text:p>
      <text:p text:style-name="P59">FAST_SUNDAY_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21:45:50.667719713</meta:creation-date>
    <dc:date>2018-08-25T17:10:43.815552651</dc:date>
    <meta:editing-duration>PT4H44M48S</meta:editing-duration>
    <meta:editing-cycles>64</meta:editing-cycles>
    <meta:generator>LibreOffice/6.1.0.3$Linux_X86_64 LibreOffice_project/efb621ed25068d70781dc026f7e9c5187a4decd1</meta:generator>
    <meta:document-statistic meta:table-count="0" meta:image-count="0" meta:object-count="0" meta:page-count="1" meta:paragraph-count="7" meta:word-count="18" meta:character-count="181" meta:non-whitespace-character-count="170"/>
  </office:meta>
</office:document-meta>
</file>